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A000002DED1AD9DCBDFADE051.png" manifest:media-type="image/png"/>
  <manifest:file-entry manifest:full-path="Pictures/10000201000003830000028165F1B835F8C1B1C6.png" manifest:media-type="image/png"/>
  <manifest:file-entry manifest:full-path="Pictures/10000201000003A90000029F9CC856C2323FBDA7.png" manifest:media-type="image/png"/>
  <manifest:file-entry manifest:full-path="Pictures/10000201000004210000030346C3294C4E8D8234.png" manifest:media-type="image/png"/>
  <manifest:file-entry manifest:full-path="Pictures/1000020100000403000002D4F1ADA3889D75C9B9.png" manifest:media-type="image/png"/>
  <manifest:file-entry manifest:full-path="Pictures/1000020100000403000002DE3BBA8D330BD588A7.png" manifest:media-type="image/png"/>
  <manifest:file-entry manifest:full-path="Pictures/10000201000003D8000002C083B023504CFDBBA6.png" manifest:media-type="image/png"/>
  <manifest:file-entry manifest:full-path="Pictures/1000020100000397000002A6365B65803E9CBA4A.png" manifest:media-type="image/png"/>
  <manifest:file-entry manifest:full-path="Pictures/10000201000003CC000002C7050313C2C111A8A4.png" manifest:media-type="image/png"/>
  <manifest:file-entry manifest:full-path="Pictures/10000201000003A4000002C8E07A92562C6B924D.png" manifest:media-type="image/png"/>
  <manifest:file-entry manifest:full-path="Pictures/100002010000038A000002D23E7424C73466129E.png" manifest:media-type="image/png"/>
  <manifest:file-entry manifest:full-path="Pictures/10000201000003BD000002A346BDC91AA9EC40FE.png" manifest:media-type="image/png"/>
  <manifest:file-entry manifest:full-path="Pictures/10000201000003AE000002C0E8D201A3C9B073E3.png" manifest:media-type="image/png"/>
  <manifest:file-entry manifest:full-path="Pictures/10000201000003AE000002AC08273C345A14A9D2.png" manifest:media-type="image/png"/>
  <manifest:file-entry manifest:full-path="Pictures/10000201000003A70000029049CD1B3D1DFD9649.png" manifest:media-type="image/png"/>
  <manifest:file-entry manifest:full-path="Pictures/100002010000039A0000029CB3B55EA799DF2B8D.png" manifest:media-type="image/png"/>
  <manifest:file-entry manifest:full-path="Pictures/10000201000003D0000002CCE3EFBE4807A16E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58710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58710" officeooo:paragraph-rsid="00058710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36pt" fo:font-weight="bold" officeooo:rsid="00058710" officeooo:paragraph-rsid="00058710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5feb9" officeooo:paragraph-rsid="0005feb9" style:font-size-asian="36pt" style:font-weight-asian="bold" style:font-size-complex="36pt" style:font-weight-complex="bold"/>
    </style:style>
    <style:style style:name="P5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EXO COPIA SEGURIDAD WINDOWS</text:p>
      <text:p text:style-name="P2"><draw:frame draw:style-name="fr1" draw:name="Imagen1" text:anchor-type="char" svg:x="-0.339cm" svg:y="1.901cm" svg:width="17cm" svg:height="12.121cm" draw:z-index="1"><draw:image xlink:href="Pictures/10000201000003830000028165F1B835F8C1B1C6.png" xlink:type="simple" xlink:show="embed" xlink:actuate="onLoad" draw:mime-type="image/png"/></draw:frame></text:p>
      <text:p text:style-name="P2"/>
      <text:p text:style-name="P2"><draw:custom-shape text:anchor-type="paragraph" draw:z-index="0" draw:name="Forma2" draw:style-name="gr1" draw:text-style-name="P5" svg:width="7.155cm" svg:height="3.133cm" svg:x="-0.233cm" svg:y="1.441cm"><text:p text:style-name="P5"><text:span text:style-name="T1">PEDRO RUIZ NUÑEZ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><draw:frame draw:style-name="fr1" draw:name="Imagen2" text:anchor-type="char" svg:x="0.035cm" svg:y="0cm" svg:width="13.545cm" svg:height="9.7cm" draw:z-index="2"><draw:image xlink:href="Pictures/10000201000003A90000029F9CC856C2323FBDA7.png" xlink:type="simple" xlink:show="embed" xlink:actuate="onLoad" draw:mime-type="image/png"/></draw:frame><text:soft-page-break/></text:p>
      <text:p text:style-name="P2"/>
      <text:p text:style-name="P3"/>
      <text:p text:style-name="P2"/>
      <text:p text:style-name="P2"><draw:frame draw:style-name="fr1" draw:name="Imagen3" text:anchor-type="char" svg:x="2.649cm" svg:y="0.974cm" svg:width="13.566cm" svg:height="10.01cm" draw:z-index="3"><draw:image xlink:href="Pictures/1000020100000397000002A6365B65803E9CBA4A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4" text:anchor-type="char" svg:x="0.734cm" svg:y="0.191cm" svg:width="11.097cm" svg:height="8.535cm" draw:z-index="4"><draw:image xlink:href="Pictures/10000201000003BA000002DED1AD9DCBDFADE051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5" text:anchor-type="char" svg:x="-0.145cm" svg:y="0cm" svg:width="13.566cm" svg:height="9.922cm" draw:z-index="5"><draw:image xlink:href="Pictures/10000201000003CC000002C7050313C2C111A8A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n6" text:anchor-type="char" svg:x="3.358cm" svg:y="0.656cm" svg:width="12.444cm" svg:height="8.901cm" draw:z-index="6"><draw:image xlink:href="Pictures/10000201000003D8000002C083B023504CFDBBA6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7" text:anchor-type="char" svg:x="-0.071cm" svg:y="1.101cm" svg:width="10.102cm" svg:height="7.121cm" draw:z-index="7"><draw:image xlink:href="Pictures/1000020100000403000002D4F1ADA3889D75C9B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8" text:anchor-type="char" svg:x="-0.123cm" svg:y="0.254cm" svg:width="11.449cm" svg:height="8.35cm" draw:z-index="8"><draw:image xlink:href="Pictures/10000201000004210000030346C3294C4E8D823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n9" text:anchor-type="char" svg:x="4.046cm" svg:y="0.572cm" svg:width="12.635cm" svg:height="9.029cm" draw:z-index="9"><draw:image xlink:href="Pictures/1000020100000403000002DE3BBA8D330BD588A7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10" text:anchor-type="char" svg:x="-0.282cm" svg:y="0.529cm" svg:width="11.986cm" svg:height="9.155cm" draw:z-index="10"><draw:image xlink:href="Pictures/10000201000003A4000002C8E07A92562C6B924D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11" text:anchor-type="char" svg:x="-0.303cm" svg:y="0.064cm" svg:width="12.529cm" svg:height="9.982cm" draw:z-index="11"><draw:image xlink:href="Pictures/100002010000038A000002D23E7424C73466129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1" draw:name="Imagen12" text:anchor-type="char" svg:x="4.247cm" svg:y="0.102cm" svg:width="12.444cm" svg:height="9.299cm" draw:z-index="12"><draw:image xlink:href="Pictures/10000201000003AE000002C0E8D201A3C9B073E3.png" xlink:type="simple" xlink:show="embed" xlink:actuate="onLoad" draw:mime-type="image/png"/></draw:frame></text:p>
      <text:p text:style-name="P2"/>
      <text:p text:style-name="P2"><draw:frame draw:style-name="fr1" draw:name="Imagen13" text:anchor-type="char" svg:x="-0.346cm" svg:y="0.833cm" svg:width="13.968cm" svg:height="10.142cm" draw:z-index="13"><draw:image xlink:href="Pictures/10000201000003AE000002AC08273C345A14A9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14" text:anchor-type="char" svg:x="-0.148cm" svg:y="0.148cm" svg:width="12.303cm" svg:height="8.631cm" draw:z-index="14"><draw:image xlink:href="Pictures/10000201000003A70000029049CD1B3D1DFD964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n15" text:anchor-type="char" svg:x="2.85cm" svg:y="2.201cm" svg:width="13.587cm" svg:height="9.843cm" draw:z-index="15"><draw:image xlink:href="Pictures/100002010000039A0000029CB3B55EA799DF2B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6" text:anchor-type="char" svg:x="-0.198cm" svg:y="0.254cm" svg:width="11.471cm" svg:height="8.414cm" draw:z-index="16"><draw:image xlink:href="Pictures/10000201000003D0000002CCE3EFBE4807A16ED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7" text:anchor-type="char" svg:x="2.448cm" svg:y="0.826cm" svg:width="14.392cm" svg:height="10.149cm" draw:z-index="17"><draw:image xlink:href="Pictures/10000201000003BD000002A346BDC91AA9EC40FE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587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24T21:11:46.397000000</dc:date>
    <meta:editing-duration>PT7M6S</meta:editing-duration>
    <meta:editing-cycles>5</meta:editing-cycles>
    <meta:document-statistic meta:table-count="0" meta:image-count="17" meta:object-count="0" meta:page-count="7" meta:paragraph-count="2" meta:word-count="9" meta:character-count="60" meta:non-whitespace-character-count="53"/>
  </office:meta>
</office:document-meta>
</file>